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7F0000024CE73C5323.png" manifest:media-type="image/png"/>
  <manifest:file-entry manifest:full-path="Pictures/1000000100000035000000149DEE88AA.png" manifest:media-type="image/png"/>
  <manifest:file-entry manifest:full-path="Pictures/1000000100000060000000768C268E8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6pt" style:font-size-asian="16pt" style:font-size-complex="16pt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</style:style>
    <style:style style:name="T1" style:family="text">
      <style:text-properties fo:color="#000000" loext:opacity="100%" style:font-name="Calibri" fo:font-size="16pt" fo:font-weight="normal" style:font-name-asian="Calibri" style:font-size-asian="16pt" style:font-weight-asian="normal" style:font-name-complex="Calibri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435cm" svg:height="0.564cm" svg:x="2.54cm" svg:y="2.656cm">
          <draw:text-box>
            <text:p text:style-name="P1"><text:span text:style-name="T1">PENGUIN BOH </text:span></text:p>
          </draw:text-box>
        </draw:frame>
        <draw:frame draw:style-name="gr1" draw:text-style-name="P2" draw:layer="layout" svg:width="0.562cm" svg:height="0.564cm" svg:x="25.404cm" svg:y="14.84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562cm" svg:height="0.564cm" svg:x="13.972cm" svg:y="15.696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22.859cm" svg:height="11.678cm" svg:x="2.54cm" svg:y="3.566cm">
          <draw:image xlink:href="Pictures/100000000000047F0000024CE73C5323.png" xlink:type="simple" xlink:show="embed" xlink:actuate="onLoad" draw:mime-type="image/png">
            <text:p/>
          </draw:image>
        </draw:frame>
        <draw:frame draw:style-name="gr3" draw:text-style-name="P3" draw:layer="layout" svg:width="0.613cm" svg:height="0.232cm" draw:transform="rotate (1.79576926737697) translate (12.456cm 8.304cm)">
          <draw:image xlink:href="Pictures/1000000100000035000000149DEE88AA.png" xlink:type="simple" xlink:show="embed" xlink:actuate="onLoad" draw:mime-type="image/png">
            <text:p/>
          </draw:image>
        </draw:frame>
        <draw:frame draw:style-name="gr2" draw:text-style-name="P3" draw:layer="layout" svg:width="1.692cm" svg:height="2.08cm" svg:x="21.713cm" svg:y="16.245cm">
          <draw:image xlink:href="Pictures/1000000100000060000000768C268E84.png" xlink:type="simple" xlink:show="embed" xlink:actuate="onLoad" draw:mime-type="image/png">
            <text:p/>
          </draw:image>
        </draw:frame>
        <draw:frame draw:style-name="gr1" draw:text-style-name="P2" draw:layer="layout" svg:width="0.562cm" svg:height="0.564cm" svg:x="19.052cm" svg:y="15.696cm">
          <draw:text-box>
            <text:p text:style-name="P1"><text:span text:style-name="T1"><text:s/></text:span></text:p>
          </draw:text-box>
        </draw:frame>
        <draw:frame draw:style-name="gr4" draw:text-style-name="P4" draw:layer="layout" svg:width="12.791cm" svg:height="0.937cm" svg:x="5.494cm" svg:y="15.933cm">
          <draw:text-box>
            <text:p>Pemindahan cctv kabel masih dipaka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6cm" fo:margin-bottom="1cm" fo:margin-left="2.5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9-18T14:48:59.247000000</dc:date>
    <dc:creator>I Putu Gede Sujarta Jaya</dc:creator>
    <meta:editing-duration>PT1M10S</meta:editing-duration>
    <meta:editing-cycles>1</meta:editing-cycles>
    <meta:document-statistic meta:object-count="8"/>
    <meta:generator>LibreOffice/24.2.5.2$Windows_X86_64 LibreOffice_project/bffef4ea93e59bebbeaf7f431bb02b1a39ee8a59</meta:generator>
  </office:meta>
</office:document-meta>
</file>